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.25cm" fo:min-width="4.5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0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75cm" fo:min-width="4.5cm"/>
      <style:paragraph-properties style:writing-mode="lr-tb"/>
    </style:style>
    <style:style style:name="gr6" style:family="graphic" style:parent-style-name="standard">
      <style:graphic-properties svg:stroke-color="#000000" draw:fill-color="#729fcf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000000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5cm" fo:min-width="0.25cm"/>
      <style:paragraph-properties style:writing-mode="lr-tb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5cm" fo:min-width="0.2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loext:graphic-properties draw:fill="none"/>
      <style:paragraph-properties fo:text-align="center"/>
      <style:text-properties fo:font-style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9.5cm" svg:x="10.25cm" svg:y="1.75cm">
          <text:p text:style-name="P1"><text:span text:style-name="T1">Arduino</text:span></text:p>
          <text:p text:style-name="P1"><text:span text:style-name="T1">Pro 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5cm" svg:height="1cm" svg:x="15.25cm" svg:y="2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cm" svg:height="1cm" svg:x="16.25cm" svg:y="1.5cm">
          <draw:text-box>
            <text:p text:style-name="P3">S-Port</text:p>
          </draw:text-box>
        </draw:frame>
        <draw:custom-shape draw:style-name="gr1" draw:text-style-name="P2" draw:layer="layout" svg:width="5cm" svg:height="9.5cm" svg:x="20.5cm" svg:y="1.5cm">
          <text:p text:style-name="P1"><text:span text:style-name="T1">RC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cm" svg:y1="2.5cm" svg:x2="19.75cm" svg:y2="2.5cm">
          <text:p/>
        </draw:line>
        <draw:custom-shape draw:style-name="gr2" draw:text-style-name="P4" draw:layer="layout" svg:width="0.75cm" svg:height="1cm" svg:x="19.75cm" svg:y="2cm">
          <text:p text:style-name="P3"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0.75cm" svg:height="1cm" svg:x="15.25cm" svg:y="3.75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cm" svg:height="1cm" svg:x="16.25cm" svg:y="3.25cm">
          <draw:text-box>
            <text:p text:style-name="P3">VCC</text:p>
          </draw:text-box>
        </draw:frame>
        <draw:line draw:style-name="gr4" draw:text-style-name="P4" draw:layer="layout" svg:x1="16cm" svg:y1="4.25cm" svg:x2="19.75cm" svg:y2="4.25cm">
          <text:p/>
        </draw:line>
        <draw:custom-shape draw:style-name="gr2" draw:text-style-name="P4" draw:layer="layout" svg:width="0.75cm" svg:height="1cm" svg:x="19.75cm" svg:y="3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0.75cm" svg:height="1cm" svg:x="15.25cm" svg:y="5.7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cm" svg:y1="6.25cm" svg:x2="19.75cm" svg:y2="6.25cm">
          <text:p/>
        </draw:line>
        <draw:custom-shape draw:style-name="gr2" draw:text-style-name="P4" draw:layer="layout" svg:width="0.75cm" svg:height="1cm" svg:x="19.75cm" svg:y="5.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5" draw:layer="layout" svg:width="3.5cm" svg:height="1cm" svg:x="16.25cm" svg:y="5.25cm">
          <draw:text-box>
            <text:p text:style-name="P3">GND</text:p>
          </draw:text-box>
        </draw:frame>
        <draw:custom-shape draw:style-name="gr2" draw:text-style-name="P4" xml:id="id7" draw:id="id7" draw:layer="layout" svg:width="0.75cm" svg:height="1cm" svg:x="10.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0.75cm" svg:height="1cm" svg:x="11.7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0.75cm" svg:height="1cm" svg:x="13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0.75cm" svg:height="1cm" svg:x="14.142cm" svg:y="1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6cm" svg:x="20.5cm" svg:y="12.75cm">
          <text:p text:style-name="P1"><text:span text:style-name="T1">BMP280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0.75cm" svg:height="1cm" svg:x="19.7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0.75cm" svg:height="1cm" svg:x="19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0.75cm" svg:height="1cm" svg:x="19.75cm" svg:y="1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0.75cm" svg:height="1cm" svg:x="19.75cm" svg:y="17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4.517cm" svg:y1="12.25cm" svg:x2="19.75cm" svg:y2="13.75cm" draw:start-shape="id1" draw:start-glue-point="2" draw:end-shape="id2" draw:end-glue-point="3" svg:d="M14517 12250v1500h5233" svg:viewBox="0 0 5234 1501">
          <text:p/>
        </draw:connector>
        <draw:connector draw:style-name="gr7" draw:text-style-name="P3" draw:layer="layout" svg:x1="13.375cm" svg:y1="12.25cm" svg:x2="19.75cm" svg:y2="15cm" draw:start-shape="id3" draw:start-glue-point="2" draw:end-shape="id4" draw:end-glue-point="3" svg:d="M13375 12250v2750h6375" svg:viewBox="0 0 6376 2751">
          <text:p/>
        </draw:connector>
        <draw:connector draw:style-name="gr7" draw:text-style-name="P3" draw:layer="layout" svg:x1="12.125cm" svg:y1="12.25cm" svg:x2="19.75cm" svg:y2="16.25cm" draw:start-shape="id5" draw:start-glue-point="2" draw:end-shape="id6" draw:end-glue-point="3" svg:d="M12125 12250v4000h7625" svg:viewBox="0 0 7626 4001">
          <text:p/>
        </draw:connector>
        <draw:connector draw:style-name="gr8" draw:text-style-name="P7" draw:layer="layout" svg:x1="10.875cm" svg:y1="12.25cm" svg:x2="19.75cm" svg:y2="17.5cm" draw:start-shape="id7" draw:start-glue-point="2" draw:end-shape="id8" draw:end-glue-point="3" svg:d="M10875 12250v5250h8875" svg:viewBox="0 0 8876 5251">
          <text:p/>
        </draw:connector>
        <draw:frame draw:style-name="gr9" draw:text-style-name="P5" draw:layer="layout" svg:width="3.5cm" svg:height="1.123cm" svg:x="15.25cm" svg:y="16.5cm">
          <draw:text-box>
            <text:p text:style-name="P3">SDA</text:p>
          </draw:text-box>
        </draw:frame>
        <draw:frame draw:style-name="gr3" draw:text-style-name="P5" draw:layer="layout" svg:width="3.5cm" svg:height="1cm" svg:x="15.25cm" svg:y="15.25cm">
          <draw:text-box>
            <text:p text:style-name="P3">SCL</text:p>
          </draw:text-box>
        </draw:frame>
        <draw:frame draw:style-name="gr3" draw:text-style-name="P5" draw:layer="layout" svg:width="3.5cm" svg:height="1cm" svg:x="15.25cm" svg:y="14cm">
          <draw:text-box>
            <text:p text:style-name="P3">GND</text:p>
          </draw:text-box>
        </draw:frame>
        <draw:frame draw:style-name="gr3" draw:text-style-name="P5" draw:layer="layout" svg:width="3.5cm" svg:height="1cm" svg:x="15.25cm" svg:y="12.75cm">
          <draw:text-box>
            <text:p text:style-name="P3">VIN</text:p>
          </draw:text-box>
        </draw:frame>
        <draw:frame draw:style-name="gr3" draw:text-style-name="P9" draw:layer="layout" svg:width="2.75cm" svg:height="1cm" svg:x="12.462cm" svg:y="3.573cm">
          <draw:text-box>
            <text:p text:style-name="P8">VRAW</text:p>
          </draw:text-box>
        </draw:frame>
        <draw:frame draw:style-name="gr3" draw:text-style-name="P9" draw:layer="layout" svg:width="2.75cm" svg:height="1cm" svg:x="12.5cm" svg:y="2cm">
          <draw:text-box>
            <text:p text:style-name="P8">8</text:p>
          </draw:text-box>
        </draw:frame>
        <draw:frame draw:style-name="gr3" draw:text-style-name="P10" draw:layer="layout" svg:width="0.75cm" svg:height="1cm" svg:x="10.5cm" svg:y="10.2cm">
          <draw:text-box>
            <text:p>2</text:p>
          </draw:text-box>
        </draw:frame>
        <draw:frame draw:style-name="gr3" draw:text-style-name="P10" draw:layer="layout" svg:width="0.75cm" svg:height="1cm" svg:x="11.75cm" svg:y="10.2cm">
          <draw:text-box>
            <text:p>3</text:p>
          </draw:text-box>
        </draw:frame>
        <draw:frame draw:style-name="gr10" draw:text-style-name="P10" draw:layer="layout" svg:width="2cm" svg:height="0.962cm" svg:x="13.426cm" svg:y="10.175cm">
          <draw:text-box>
            <text:p>VCC</text:p>
          </draw:text-box>
        </draw:frame>
        <draw:custom-shape draw:style-name="gr11" draw:text-style-name="P11" xml:id="id9" draw:id="id9" draw:layer="layout" svg:width="0.75cm" svg:height="2.75cm" svg:x="5cm" svg:y="3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0" draw:id="id10" draw:layer="layout" svg:width="0.75cm" svg:height="2.75cm" svg:x="5cm" svg:y="7.3cm">
          <text:p/>
          <draw:enhanced-geometry svg:viewBox="0 0 21600 21600" draw:type="rectangle" draw:enhanced-path="M 0 0 L 21600 0 21600 21600 0 21600 0 0 Z N"/>
        </draw:custom-shape>
        <draw:connector draw:style-name="gr7" draw:text-style-name="P3" xml:id="id11" draw:id="id11" draw:layer="layout" svg:x1="5.375cm" svg:y1="5.8cm" svg:x2="5.375cm" svg:y2="7.3cm" draw:start-shape="id9" draw:start-glue-point="2" draw:end-shape="id10" draw:end-glue-point="0" svg:d="M5375 5800v1500" svg:viewBox="0 0 1 1501">
          <text:p/>
        </draw:connector>
        <draw:connector draw:style-name="gr7" draw:text-style-name="P3" draw:layer="layout" svg:x1="5.375cm" svg:y1="6.55cm" svg:x2="9.5cm" svg:y2="6.55cm" draw:start-shape="id11" draw:start-glue-point="0" draw:end-shape="id12" draw:end-glue-point="3" svg:d="M5375 6550h4125" svg:viewBox="0 0 4126 1">
          <text:p/>
        </draw:connector>
        <draw:custom-shape draw:style-name="gr2" draw:text-style-name="P4" xml:id="id12" draw:id="id12" draw:layer="layout" svg:width="0.75cm" svg:height="1cm" svg:x="9.5cm" svg:y="6.0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375cm" svg:y1="3.05cm" svg:x2="2.5cm" svg:y2="2cm" draw:start-shape="id9" draw:start-glue-point="0" draw:end-shape="id13" draw:end-glue-point="10" svg:d="M5375 3050v-1050h-2875" svg:viewBox="0 0 2876 1051">
          <text:p/>
        </draw:connector>
        <draw:connector draw:style-name="gr7" draw:text-style-name="P3" xml:id="id15" draw:id="id15" draw:layer="layout" svg:x1="5.375cm" svg:y1="10.05cm" svg:x2="2.5cm" svg:y2="11.75cm" draw:start-shape="id10" draw:start-glue-point="2" draw:end-shape="id14" draw:end-glue-point="10" svg:d="M5375 10050v1700h-2875" svg:viewBox="0 0 2876 1701">
          <text:p/>
        </draw:connector>
        <draw:custom-shape draw:style-name="gr13" draw:text-style-name="P4" xml:id="id14" draw:id="id14" draw:layer="layout" svg:width="0.5cm" svg:height="0.5cm" svg:x="2cm" svg:y="11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3" draw:text-style-name="P4" xml:id="id13" draw:id="id13" draw:layer="layout" svg:width="0.5cm" svg:height="0.5cm" svg:x="2cm" svg:y="1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7" draw:layer="layout" svg:width="0.25cm" svg:height="0.25cm" svg:x="5.3cm" svg:y="6.4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" draw:text-style-name="P13" draw:layer="layout" svg:width="1.55cm" svg:height="1cm" svg:x="10.1cm" svg:y="6.1cm">
          <draw:text-box>
            <text:p text:style-name="P12">A0</text:p>
          </draw:text-box>
        </draw:frame>
        <draw:frame draw:style-name="gr3" draw:text-style-name="P13" draw:layer="layout" svg:width="1.638cm" svg:height="1cm" svg:x="5.862cm" svg:y="4.073cm">
          <draw:text-box>
            <text:p text:style-name="P12">15k</text:p>
          </draw:text-box>
        </draw:frame>
        <draw:frame draw:style-name="gr3" draw:text-style-name="P13" draw:layer="layout" svg:width="2.388cm" svg:height="1cm" svg:x="5.862cm" svg:y="8.273cm">
          <draw:text-box>
            <text:p text:style-name="P12">3.3k</text:p>
          </draw:text-box>
        </draw:frame>
        <draw:frame draw:style-name="gr3" draw:text-style-name="P13" draw:layer="layout" svg:width="2.75cm" svg:height="0.977cm" svg:x="1cm" svg:y="6.25cm">
          <draw:text-box>
            <text:p text:style-name="P12">3S LiPo</text:p>
          </draw:text-box>
        </draw:frame>
        <draw:connector draw:style-name="gr7" draw:text-style-name="P3" draw:layer="layout" svg:x1="5.375cm" svg:y1="11.75cm" svg:x2="7.775cm" svg:y2="12.65cm" draw:start-shape="id15" draw:start-glue-point="0" draw:end-shape="id16" draw:end-glue-point="0" svg:d="M5375 11750h2400v900" svg:viewBox="0 0 2401 901">
          <text:p/>
        </draw:connector>
        <draw:custom-shape draw:style-name="gr2" draw:text-style-name="P4" xml:id="id16" draw:id="id16" draw:layer="layout" svg:width="0.75cm" svg:height="1cm" svg:x="7.4cm" svg:y="12.6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cm" svg:height="0.962cm" svg:x="6.826cm" svg:y="13.775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6:36:18.306548080</meta:creation-date>
    <dc:date>2024-01-13T17:26:40.031389225</dc:date>
    <meta:editing-duration>PT50M20S</meta:editing-duration>
    <meta:editing-cycles>4</meta:editing-cycles>
    <meta:generator>LibreOffice/7.4.7.2$Linux_X86_64 LibreOffice_project/40$Build-2</meta:generator>
    <meta:document-statistic meta:object-count="53"/>
  </office:meta>
</office:document-meta>
</file>